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courier" svg:font-family="courier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2.75pt" fo:letter-spacing="normal" fo:font-style="normal" fo:font-weight="normal"/>
    </style:style>
    <style:style style:name="P2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letter-spacing="normal" fo:font-style="normal"/>
    </style:style>
    <style:style style:name="P3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0000" fo:letter-spacing="normal"/>
    </style:style>
    <style:style style:name="P4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0000" fo:font-size="12.75pt" fo:letter-spacing="normal" fo:font-style="normal" fo:font-weight="normal"/>
    </style:style>
    <style:style style:name="P5" style:family="paragraph" style:parent-style-name="Preformatted_20_Text">
      <style:paragraph-properties fo:text-align="start" style:justify-single-word="false" fo:orphans="2" fo:widows="2"/>
    </style:style>
    <style:style style:name="P6" style:family="paragraph" style:parent-style-name="Preformatted_20_Text">
      <style:paragraph-properties fo:margin-left="0.132cm" fo:margin-right="0cm" fo:margin-top="0cm" fo:margin-bottom="0.499cm" loext:contextual-spacing="false" fo:text-align="start" style:justify-single-word="false" fo:orphans="2" fo:widows="2" fo:text-indent="0cm" style:auto-text-indent="false" fo:padding="0.132cm" fo:border="0.06pt dotted #ffaa00"/>
      <style:text-properties fo:font-variant="normal" fo:text-transform="none" fo:color="#000000" style:font-name="courier" fo:letter-spacing="normal" fo:font-style="normal" fo:font-weight="normal"/>
    </style:style>
    <style:style style:name="P7" style:family="paragraph" style:parent-style-name="Preformatted_20_Text">
      <style:paragraph-properties fo:margin-left="0.132cm" fo:margin-right="0cm" fo:text-align="start" style:justify-single-word="false" fo:orphans="2" fo:widows="2" fo:text-indent="0cm" style:auto-text-indent="false" fo:padding="0.132cm" fo:border="0.06pt dotted #ffaa00"/>
      <style:text-properties fo:font-variant="normal" fo:text-transform="none" fo:color="#000000" style:font-name="courier" fo:letter-spacing="normal" fo:font-style="normal" fo:font-weight="normal"/>
    </style:style>
    <style:style style:name="P8" style:family="paragraph" style:parent-style-name="Preformatted_20_Text">
      <style:paragraph-properties fo:margin-left="0.132cm" fo:margin-right="0cm" fo:text-align="start" style:justify-single-word="false" fo:orphans="2" fo:widows="2" fo:text-indent="0cm" style:auto-text-indent="false" fo:padding="0.132cm" fo:border="0.06pt dotted #ffaa00"/>
      <style:text-properties fo:font-variant="normal" fo:text-transform="none" fo:color="#000000" fo:letter-spacing="normal"/>
    </style:style>
    <style:style style:name="P9" style:family="paragraph" style:parent-style-name="Preformatted_20_Text">
      <style:paragraph-properties fo:margin-left="0.132cm" fo:margin-right="0cm" fo:text-align="start" style:justify-single-word="false" fo:orphans="2" fo:widows="2" fo:text-indent="0cm" style:auto-text-indent="false" fo:padding="0.132cm" fo:border="0.06pt dotted #ffaa00"/>
    </style:style>
    <style:style style:name="P10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fo:font-size="12.75pt" fo:letter-spacing="normal" fo:font-style="normal" fo:font-weight="normal"/>
    </style:style>
    <style:style style:name="P11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fo:letter-spacing="normal"/>
    </style:style>
    <style:style style:name="P12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fo:font-size="12.75pt" fo:letter-spacing="normal" fo:font-style="normal" fo:font-weight="normal"/>
    </style:style>
    <style:style style:name="P13" style:family="paragraph" style:parent-style-name="Preformatted_20_Text">
      <style:paragraph-properties fo:margin-top="0cm" fo:margin-bottom="0.499cm" loext:contextual-spacing="false" fo:text-align="start" style:justify-single-word="false" fo:orphans="2" fo:widows="2"/>
      <style:text-properties fo:font-variant="normal" fo:text-transform="none" fo:color="#000000" fo:font-size="12.75pt" fo:letter-spacing="normal" fo:font-style="normal" fo:font-weight="normal"/>
    </style:style>
    <style:style style:name="T1" style:family="text">
      <style:text-properties style:font-name="courier" fo:font-style="normal" fo:font-weight="normal"/>
    </style:style>
    <style:style style:name="T2" style:family="text">
      <style:text-properties fo:font-size="12.75pt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 módulo es un archivo de JavaScript que agrupa funciones, clases, variables que luego pueden ser exportadas y utilizadas en otras partes de nuestra aplicación. Un módulo permite ocultar funcionalidad del mismo y solo exportar aquello para lo que ha sido implementado.</text:p>
      <text:p text:style-name="P1">Esta característica agregada a JavaScript nos permite implementar programas mucho más ordenados y facilita la reutilización del código.</text:p>
      <text:h text:style-name="P2" text:outline-level="3">export e import</text:h>
      <text:p text:style-name="P1">Veamos un ejemplo donde implementamos un módulo y luego lo consumimos:</text:p>
      <text:p text:style-name="P1">modulo1.js</text:p>
      <text:p text:style-name="P7">export function sumar(x,y) {</text:p>
      <text:p text:style-name="P8"><text:s text:c="2"/><text:span text:style-name="T1">return x+y;</text:span></text:p>
      <text:p text:style-name="P7">}</text:p>
      <text:p text:style-name="P9"/>
      <text:p text:style-name="P7">export function restar(x,y) {</text:p>
      <text:p text:style-name="P8"><text:s text:c="2"/><text:span text:style-name="T1">return x-y;</text:span></text:p>
      <text:p text:style-name="P6">}</text:p>
      <text:p text:style-name="P1">El módulo consta de 2 funciones exportadas, podría haber dentro del módulo otras funciones, clases, variables etc. sin la palabra export que solo se pueden acceder dentro del módulo.</text:p>
      <text:p text:style-name="P1">Para consumir un módulo desde otro módulo o una página HTML debemos utilizar la palabra clave import:</text:p>
      <text:p text:style-name="P7">&lt;!DOCTYPE html&gt;</text:p>
      <text:p text:style-name="P7">&lt;html&gt;</text:p>
      <text:p text:style-name="P7">&lt;head&gt;</text:p>
      <text:p text:style-name="P8"><text:s text:c="2"/><text:span text:style-name="T1">&lt;title&gt;Ejemplo de JavaScript&lt;/title&gt;</text:span></text:p>
      <text:p text:style-name="P8"><text:s text:c="2"/><text:span text:style-name="T1">&lt;meta charset="UTF-8"&gt;</text:span></text:p>
      <text:p text:style-name="P7">&lt;/head&gt;</text:p>
      <text:p text:style-name="P7">&lt;body&gt;</text:p>
      <text:p text:style-name="P9"/>
      <text:p text:style-name="P7">&lt;script type="module"&gt;</text:p>
      <text:p text:style-name="P9"/>
      <text:p text:style-name="P8"><text:s text:c="2"/><text:span text:style-name="T1">import {sumar, restar} from './modulo1.js';</text:span></text:p>
      <text:p text:style-name="P8"><text:s text:c="2"/><text:span text:style-name="T1">alert(sumar(3,8));</text:span></text:p>
      <text:p text:style-name="P8"><text:s text:c="2"/><text:span text:style-name="T1">alert(restar(10,3));</text:span></text:p>
      <text:p text:style-name="P9"/>
      <text:p text:style-name="P7">&lt;/script&gt; <text:s/></text:p>
      <text:p text:style-name="P7">&lt;/body&gt;</text:p>
      <text:p text:style-name="P6">&lt;/html&gt;</text:p>
      <text:p text:style-name="P1">Luego de la palabra clave import indicamos entre llaves los nombres de las funciones, clases, variables, constantes etc. que importamos, también debemos indicar entre <text:soft-page-break/>comillas el nombre del módulo y el path o dirección donde se almacena (con ./ indicamos que se encuentra en la misma carpeta):</text:p>
      <text:p text:style-name="P11"><text:s text:c="2"/><text:span text:style-name="T2">import {sumar, restar} from './modulo1.js';</text:span></text:p>
      <text:p text:style-name="P1">Una vez importado los recursos del paquete los podemos acceder por su nombre:</text:p>
      <text:p text:style-name="P11"><text:s text:c="2"/><text:span text:style-name="T2">alert(sumar(3,8));</text:span></text:p>
      <text:p text:style-name="P1">Es muy importante indicarle al navegador que estamos utilizando la nueva tecnología de módulos asignando a la propiedad type el valor de 'module':</text:p>
      <text:p text:style-name="P12">&lt;script type="module"&gt;</text:p>
      <text:p text:style-name="P1">Para exportar recursos de un módulo podemos utilizar otra sintaxis:</text:p>
      <text:p text:style-name="P10">function sumar(x,y) {</text:p>
      <text:p text:style-name="P3"><text:s text:c="2"/><text:span text:style-name="T2">return x+y;</text:span></text:p>
      <text:p text:style-name="P4">}</text:p>
      <text:p text:style-name="P5"/>
      <text:p text:style-name="P4">function restar(x,y) {</text:p>
      <text:p text:style-name="P3"><text:s text:c="2"/><text:span text:style-name="T2">return x-y;</text:span></text:p>
      <text:p text:style-name="P4">}</text:p>
      <text:p text:style-name="P5"/>
      <text:p text:style-name="P13">export {sumar, restar};</text:p>
      <text:p text:style-name="P1">En un principio se definen dos funciones privadas al módulo y luego mediante la palabra clave export y entre llaves indicamos los nombres de las funciones a exportar.</text:p>
      <text:h text:style-name="P2" text:outline-level="3">default export</text:h>
      <text:p text:style-name="P1">Es una práctica común en JavaScript crear módulos que exporten un único valor. En estos casos tenemos una sintaxis distinta para indicar el recurso a exportar mediante las palabras claves 'default export'.</text:p>
      <text:p text:style-name="P1">Veamos un ejemplo donde almacenamos en un módulo la clase Dado y la exportamos por defecto:</text:p>
      <text:p text:style-name="P1">dado.js</text:p>
      <text:p text:style-name="P7">export default class Dado {</text:p>
      <text:p text:style-name="P8"><text:s text:c="2"/><text:span text:style-name="T1">constructor() {</text:span></text:p>
      <text:p text:style-name="P8"><text:s text:c="4"/><text:span text:style-name="T1">this.tirar();</text:span></text:p>
      <text:p text:style-name="P8"><text:s text:c="2"/><text:span text:style-name="T1">}</text:span></text:p>
      <text:p text:style-name="P8"><text:s text:c="2"/></text:p>
      <text:p text:style-name="P8"><text:s text:c="2"/><text:span text:style-name="T1">get valor() {</text:span></text:p>
      <text:p text:style-name="P8"><text:s text:c="4"/><text:span text:style-name="T1">return this._valor;</text:span></text:p>
      <text:p text:style-name="P8"><text:s text:c="2"/><text:span text:style-name="T1">}</text:span></text:p>
      <text:p text:style-name="P8"><text:s text:c="2"/></text:p>
      <text:p text:style-name="P8"><text:soft-page-break/><text:s text:c="2"/><text:span text:style-name="T1">tirar() {</text:span></text:p>
      <text:p text:style-name="P8"><text:s text:c="4"/><text:span text:style-name="T1">this._valor=Math.trunc(Math.random()*6)+1;</text:span></text:p>
      <text:p text:style-name="P8"><text:s text:c="2"/><text:span text:style-name="T1">}</text:span></text:p>
      <text:p text:style-name="P6">}</text:p>
      <text:p text:style-name="P1">Luego cambia la sintaxis cuando tenemos que importar la clase:</text:p>
      <text:p text:style-name="P7">&lt;!DOCTYPE html&gt;</text:p>
      <text:p text:style-name="P7">&lt;html&gt;</text:p>
      <text:p text:style-name="P7">&lt;head&gt;</text:p>
      <text:p text:style-name="P8"><text:s text:c="2"/><text:span text:style-name="T1">&lt;title&gt;Ejemplo de JavaScript&lt;/title&gt;</text:span></text:p>
      <text:p text:style-name="P8"><text:s text:c="2"/><text:span text:style-name="T1">&lt;meta charset="UTF-8"&gt;</text:span></text:p>
      <text:p text:style-name="P7">&lt;/head&gt;</text:p>
      <text:p text:style-name="P7">&lt;body&gt;</text:p>
      <text:p text:style-name="P9"/>
      <text:p text:style-name="P7">&lt;script type="module"&gt;</text:p>
      <text:p text:style-name="P9"/>
      <text:p text:style-name="P8"><text:s text:c="2"/><text:span text:style-name="T1">import Dado from './dado.js';</text:span></text:p>
      <text:p text:style-name="P8"><text:s text:c="2"/><text:span text:style-name="T1">const dado1 = new Dado();</text:span></text:p>
      <text:p text:style-name="P8"><text:s text:c="2"/><text:span text:style-name="T1">alert(dado1.valor);</text:span></text:p>
      <text:p text:style-name="P8"><text:s text:c="2"/><text:span text:style-name="T1">dado1.tirar();</text:span></text:p>
      <text:p text:style-name="P8"><text:s text:c="2"/><text:span text:style-name="T1">alert(dado1.valor);</text:span></text:p>
      <text:p text:style-name="P9"/>
      <text:p text:style-name="P7">&lt;/script&gt; <text:s/></text:p>
      <text:p text:style-name="P7">&lt;/body&gt;</text:p>
      <text:p text:style-name="P6">&lt;/html&gt;</text:p>
      <text:p text:style-name="P1">No debemos indicar entre llaves el recurso a importar (si las disponemos se genera un error sintáctico):</text:p>
      <text:p text:style-name="P11"><text:s text:c="2"/><text:span text:style-name="T2">import Dado from './dado.js';</text:span></text:p>
      <text:p text:style-name="P1">Otra práctica común es no indicar el nombre de la clase en el módulo, luego el nombre del módulo representa la clase:</text:p>
      <text:p text:style-name="P10">export default class {</text:p>
      <text:p text:style-name="P3"><text:s text:c="2"/><text:span text:style-name="T2">constructor() {</text:span></text:p>
      <text:p text:style-name="P3"><text:s text:c="4"/><text:span text:style-name="T2">this.tirar();</text:span></text:p>
      <text:p text:style-name="P3"><text:s text:c="2"/><text:span text:style-name="T2">}</text:span></text:p>
      <text:p text:style-name="P3"><text:s text:c="2"/></text:p>
      <text:p text:style-name="P3"><text:s text:c="2"/><text:span text:style-name="T2">get valor() {</text:span></text:p>
      <text:p text:style-name="P3"><text:s text:c="4"/><text:span text:style-name="T2">return this._valor;</text:span></text:p>
      <text:p text:style-name="P3"><text:s text:c="2"/><text:span text:style-name="T2">}</text:span></text:p>
      <text:p text:style-name="P3"><text:s text:c="2"/></text:p>
      <text:p text:style-name="P3"><text:s text:c="2"/><text:span text:style-name="T2">tirar() {</text:span></text:p>
      <text:p text:style-name="P3"><text:s text:c="4"/><text:span text:style-name="T2">this._valor=Math.trunc(Math.random()*6)+1;</text:span></text:p>
      <text:p text:style-name="P3"><text:s text:c="2"/><text:span text:style-name="T2">}</text:span></text:p>
      <text:p text:style-name="P13">}</text:p>
      <text:p text:style-name="P1"><text:soft-page-break/>Hemos indicado export default para la clase, luego el archivo se llama 'dado.js' y representa dicha clase. No hay cambios para hacer uso de la clase:</text:p>
      <text:p text:style-name="P11"><text:s text:c="2"/><text:span text:style-name="T2">import Dado from './dado.js';</text:span></text:p>
      <text:h text:style-name="P2" text:outline-level="3">export y default export en el mismo módulo</text:h>
      <text:p text:style-name="P1">Un módulo solo puede exportar por defecto un solo recurso pero puede tener otros recursos que se exportan. Veamos un ejemplo:</text:p>
      <text:p text:style-name="P7">export default class{</text:p>
      <text:p text:style-name="P8"><text:s text:c="2"/><text:span text:style-name="T1">constructor() {</text:span></text:p>
      <text:p text:style-name="P8"><text:s text:c="4"/><text:span text:style-name="T1">this.tirar();</text:span></text:p>
      <text:p text:style-name="P8"><text:s text:c="2"/><text:span text:style-name="T1">}</text:span></text:p>
      <text:p text:style-name="P8"><text:s text:c="2"/></text:p>
      <text:p text:style-name="P8"><text:s text:c="2"/><text:span text:style-name="T1">get valor() {</text:span></text:p>
      <text:p text:style-name="P8"><text:s text:c="4"/><text:span text:style-name="T1">return this._valor;</text:span></text:p>
      <text:p text:style-name="P8"><text:s text:c="2"/><text:span text:style-name="T1">}</text:span></text:p>
      <text:p text:style-name="P8"><text:s text:c="2"/></text:p>
      <text:p text:style-name="P8"><text:s text:c="2"/><text:span text:style-name="T1">tirar() {</text:span></text:p>
      <text:p text:style-name="P8"><text:s text:c="4"/><text:span text:style-name="T1">this._valor=Math.trunc(Math.random()*6)+1;</text:span></text:p>
      <text:p text:style-name="P8"><text:s text:c="2"/><text:span text:style-name="T1">}</text:span></text:p>
      <text:p text:style-name="P7">}</text:p>
      <text:p text:style-name="P9"/>
      <text:p text:style-name="P6">export const lados=6;</text:p>
      <text:p text:style-name="P1">En éste módulo se exporta por defecto la clase y además se exporta una constante llamada lados.</text:p>
      <text:p text:style-name="P1">Para consumir los dos valores exportados por este módulo tenemos la siguiente sintaxis:</text:p>
      <text:p text:style-name="P7">&lt;!DOCTYPE html&gt;</text:p>
      <text:p text:style-name="P7">&lt;html&gt;</text:p>
      <text:p text:style-name="P7">&lt;head&gt;</text:p>
      <text:p text:style-name="P8"><text:s text:c="2"/><text:span text:style-name="T1">&lt;title&gt;Ejemplo de JavaScript&lt;/title&gt;</text:span></text:p>
      <text:p text:style-name="P8"><text:s text:c="2"/><text:span text:style-name="T1">&lt;meta charset="UTF-8"&gt;</text:span></text:p>
      <text:p text:style-name="P7">&lt;/head&gt;</text:p>
      <text:p text:style-name="P7">&lt;body&gt;</text:p>
      <text:p text:style-name="P9"/>
      <text:p text:style-name="P7">&lt;script type="module"&gt;</text:p>
      <text:p text:style-name="P9"/>
      <text:p text:style-name="P8"><text:s text:c="2"/><text:span text:style-name="T1">import Dado, {lados} from './dado.js';</text:span></text:p>
      <text:p text:style-name="P8"><text:s text:c="2"/><text:span text:style-name="T1">const dado1 = new Dado();</text:span></text:p>
      <text:p text:style-name="P8"><text:s text:c="2"/><text:span text:style-name="T1">alert('valor del dado:'+dado1.valor);</text:span></text:p>
      <text:p text:style-name="P8"><text:s text:c="2"/><text:span text:style-name="T1">alert('lados del dado:'+lados);</text:span></text:p>
      <text:p text:style-name="P9"/>
      <text:p text:style-name="P7">&lt;/script&gt; <text:s/></text:p>
      <text:p text:style-name="P7">&lt;/body&gt;</text:p>
      <text:p text:style-name="P6">&lt;/html&gt;</text:p>
      <text:p text:style-name="P1"><text:soft-page-break/>Importamos la clase por defecto y la constante lados:</text:p>
      <text:p text:style-name="P11"><text:s text:c="2"/><text:span text:style-name="T2">import Dado, {lados} from './dado.js';</text:span></text:p>
      <text:h text:style-name="P2" text:outline-level="3">Importar todos los recursos definidos con export.</text:h>
      <text:p text:style-name="P1">Si un módulo tiene varios recursos definidos con la palabra clave export luego los podemos importar a todos juntos utilizando la siguiente sintaxis:</text:p>
      <text:p text:style-name="P10">&lt;script type="module"&gt;</text:p>
      <text:p text:style-name="P5"/>
      <text:p text:style-name="P3"><text:s text:c="2"/><text:span text:style-name="T2">import * as operacion from './modulo1.js';</text:span></text:p>
      <text:p text:style-name="P3"><text:s text:c="2"/><text:span text:style-name="T2">alert(operacion.sumar(3,8));</text:span></text:p>
      <text:p text:style-name="P3"><text:s text:c="2"/><text:span text:style-name="T2">alert(operacion.restar(10,3));</text:span></text:p>
      <text:p text:style-name="P5"/>
      <text:p text:style-name="P13">&lt;/script&gt; <text:s/></text:p>
      <text:p text:style-name="P1">Importamos el módulo1.js que tiene dos funciones export y definimos luego de la palabra clave as el nombre de un objeto que tendrá como propiedades los recursos expotados por dicho módulo.</text:p>
      <text:p text:style-name="P1">Llamamos ahora a cada función antecediendo el nombre del objeto creado:</text:p>
      <text:p text:style-name="P11"><text:s text:c="2"/><text:span text:style-name="T2">alert(operacion.sumar(3,8));</text:span></text:p>
      <text:h text:style-name="P2" text:outline-level="3">Importar un valor por defecto definiendo un alias.</text:h>
      <text:p text:style-name="P1">Otra sintaxis para importar un recurso definido con 'export default' es mediante la sintaxis:</text:p>
      <text:p text:style-name="P7">&lt;!DOCTYPE html&gt;</text:p>
      <text:p text:style-name="P7">&lt;html&gt;</text:p>
      <text:p text:style-name="P7">&lt;head&gt;</text:p>
      <text:p text:style-name="P8"><text:s text:c="2"/><text:span text:style-name="T1">&lt;title&gt;Ejemplo de JavaScript&lt;/title&gt;</text:span></text:p>
      <text:p text:style-name="P8"><text:s text:c="2"/><text:span text:style-name="T1">&lt;meta charset="UTF-8"&gt;</text:span></text:p>
      <text:p text:style-name="P7">&lt;/head&gt;</text:p>
      <text:p text:style-name="P7">&lt;body&gt;</text:p>
      <text:p text:style-name="P9"/>
      <text:p text:style-name="P7">&lt;script type="module"&gt;</text:p>
      <text:p text:style-name="P9"/>
      <text:p text:style-name="P8"><text:s text:c="2"/><text:span text:style-name="T1">import {default as Dado, lados} from './dado.js';</text:span></text:p>
      <text:p text:style-name="P8"><text:s text:c="2"/><text:span text:style-name="T1">const dado1 = new Dado();</text:span></text:p>
      <text:p text:style-name="P8"><text:s text:c="2"/><text:span text:style-name="T1">alert('valor del dado:'+dado1.valor);</text:span></text:p>
      <text:p text:style-name="P8"><text:s text:c="2"/><text:span text:style-name="T1">alert('lados del dado:'+lados);</text:span></text:p>
      <text:p text:style-name="P9"/>
      <text:p text:style-name="P7">&lt;/script&gt; <text:s/></text:p>
      <text:p text:style-name="P7">&lt;/body&gt;</text:p>
      <text:p text:style-name="P6">&lt;/html&gt;</text:p>
      <text:p text:style-name="P1"><text:soft-page-break/>Utilizamos la palabra clave default y seguidamente el nombre o alias que se asigna al recurso importado (debe ir entre llaves como cuando importamos valores definidos con 'export'):</text:p>
      <text:p text:style-name="P11"><text:s text:c="2"/><text:span text:style-name="T2">import {default as Dado, lados} from './dado.js';</text:span></text:p>
      <text:h text:style-name="P2" text:outline-level="3">Reexportar un recurso importado en un módulo.</text:h>
      <text:p text:style-name="P1">Un módulo que importa un recurso puede reexportar el mismo. Veamos un ejemplo con dos módulos y el archivo html:</text:p>
      <text:p text:style-name="P1">dado.js</text:p>
      <text:p text:style-name="P7">export default class{</text:p>
      <text:p text:style-name="P8"><text:s text:c="2"/><text:span text:style-name="T1">constructor() {</text:span></text:p>
      <text:p text:style-name="P8"><text:s text:c="4"/><text:span text:style-name="T1">this.tirar();</text:span></text:p>
      <text:p text:style-name="P8"><text:s text:c="2"/><text:span text:style-name="T1">}</text:span></text:p>
      <text:p text:style-name="P8"><text:s text:c="2"/></text:p>
      <text:p text:style-name="P8"><text:s text:c="2"/><text:span text:style-name="T1">get valor() {</text:span></text:p>
      <text:p text:style-name="P8"><text:s text:c="4"/><text:span text:style-name="T1">return this._valor;</text:span></text:p>
      <text:p text:style-name="P8"><text:s text:c="2"/><text:span text:style-name="T1">}</text:span></text:p>
      <text:p text:style-name="P8"><text:s text:c="2"/></text:p>
      <text:p text:style-name="P8"><text:s text:c="2"/><text:span text:style-name="T1">tirar() {</text:span></text:p>
      <text:p text:style-name="P8"><text:s text:c="4"/><text:span text:style-name="T1">this._valor=Math.trunc(Math.random()*6)+1;</text:span></text:p>
      <text:p text:style-name="P8"><text:s text:c="2"/><text:span text:style-name="T1">}</text:span></text:p>
      <text:p text:style-name="P7">}</text:p>
      <text:p text:style-name="P9"/>
      <text:p text:style-name="P6">export const lados=6;</text:p>
      <text:p text:style-name="P1">juegodedados.js</text:p>
      <text:p text:style-name="P7">import Dado, {lados} from './dado.js'</text:p>
      <text:p text:style-name="P9"/>
      <text:p text:style-name="P7">export class JuegoDeDados {</text:p>
      <text:p text:style-name="P8"><text:s text:c="2"/><text:span text:style-name="T1">constructor() {</text:span></text:p>
      <text:p text:style-name="P8"><text:s text:c="4"/><text:span text:style-name="T1">this.dado1=new Dado();</text:span></text:p>
      <text:p text:style-name="P8"><text:s text:c="4"/><text:span text:style-name="T1">this.dado2=new Dado();</text:span></text:p>
      <text:p text:style-name="P8"><text:s text:c="4"/><text:span text:style-name="T1">this.dado3=new Dado();</text:span></text:p>
      <text:p text:style-name="P8"><text:s text:c="2"/><text:span text:style-name="T1">}</text:span></text:p>
      <text:p text:style-name="P9"/>
      <text:p text:style-name="P8"><text:s text:c="2"/><text:span text:style-name="T1">sumaDados() {</text:span></text:p>
      <text:p text:style-name="P8"><text:s text:c="4"/><text:span text:style-name="T1">return this.dado1.valor+this.dado2.valor+this.dado3.valor;</text:span></text:p>
      <text:p text:style-name="P8"><text:s text:c="2"/><text:span text:style-name="T1">}</text:span></text:p>
      <text:p text:style-name="P7">}</text:p>
      <text:p text:style-name="P9"/>
      <text:p text:style-name="P6">export {lados};</text:p>
      <text:p text:style-name="P1">El módulo 'juegodedados.js' importa la clase por defecto 'Dado' y la constante 'lados'. Luego este módulo exporta la clase JuegoDeDados y reexporta 'lados':</text:p>
      <text:p text:style-name="P12">export {lados};</text:p>
      <text:p text:style-name="P1"><text:soft-page-break/>pagina1.html</text:p>
      <text:p text:style-name="P7">&lt;!DOCTYPE html&gt;</text:p>
      <text:p text:style-name="P7">&lt;html&gt;</text:p>
      <text:p text:style-name="P7">&lt;head&gt;</text:p>
      <text:p text:style-name="P8"><text:s text:c="2"/><text:span text:style-name="T1">&lt;title&gt;Ejemplo de JavaScript&lt;/title&gt;</text:span></text:p>
      <text:p text:style-name="P8"><text:s text:c="2"/><text:span text:style-name="T1">&lt;meta charset="UTF-8"&gt;</text:span></text:p>
      <text:p text:style-name="P7">&lt;/head&gt;</text:p>
      <text:p text:style-name="P7">&lt;body&gt;</text:p>
      <text:p text:style-name="P9"/>
      <text:p text:style-name="P7">&lt;script type="module"&gt;</text:p>
      <text:p text:style-name="P9"/>
      <text:p text:style-name="P8"><text:s text:c="2"/><text:span text:style-name="T1">import {JuegoDeDados, lados} from './juegodedados.js';</text:span></text:p>
      <text:p text:style-name="P8"><text:s text:c="2"/><text:span text:style-name="T1">const juego=new JuegoDeDados();</text:span></text:p>
      <text:p text:style-name="P8"><text:s text:c="2"/><text:span text:style-name="T1">alert('suma de los tres dados:'+juego.sumaDados());</text:span></text:p>
      <text:p text:style-name="P8"><text:s text:c="2"/><text:span text:style-name="T1">alert('lados del dado:'+lados);</text:span></text:p>
      <text:p text:style-name="P9"/>
      <text:p text:style-name="P7">&lt;/script&gt; <text:s/></text:p>
      <text:p text:style-name="P7">&lt;/body&gt;</text:p>
      <text:p text:style-name="P6">&lt;/html&gt;</text:p>
      <text:p text:style-name="P1">Como vemos solo importamos el módulo 'juegodedados.js' y recuperamos la clase JuegoDeDados y lados:</text:p>
      <text:p text:style-name="P11"><text:s text:c="2"/><text:span text:style-name="T2">import {JuegoDeDados, lados} from './juegodedados.js';</text:span></text:p>
      <text:p text:style-name="P1">No hace falta importar el módulo 'dado.js' para acceder a la constante 'lados'.</text:p>
      <text:p text:style-name="P1">Si en el módulo 'juegodedados.js' no haremos uso de la constante 'lados' pero queremos reexportar la misma podemos utilizar ésta otra sintaxis:</text:p>
      <text:p text:style-name="P10">import Dado from './dado.js'</text:p>
      <text:p text:style-name="P5"/>
      <text:p text:style-name="P4">export class JuegoDeDados {</text:p>
      <text:p text:style-name="P3"><text:s text:c="2"/><text:span text:style-name="T2">constructor() {</text:span></text:p>
      <text:p text:style-name="P3"><text:s text:c="4"/><text:span text:style-name="T2">this.dado1=new Dado();</text:span></text:p>
      <text:p text:style-name="P3"><text:s text:c="4"/><text:span text:style-name="T2">this.dado2=new Dado();</text:span></text:p>
      <text:p text:style-name="P3"><text:s text:c="4"/><text:span text:style-name="T2">this.dado3=new Dado();</text:span></text:p>
      <text:p text:style-name="P3"><text:s text:c="2"/><text:span text:style-name="T2">}</text:span></text:p>
      <text:p text:style-name="P5"/>
      <text:p text:style-name="P3"><text:s text:c="2"/><text:span text:style-name="T2">sumaDados() {</text:span></text:p>
      <text:p text:style-name="P3"><text:s text:c="4"/><text:span text:style-name="T2">return this.dado1.valor+this.dado2.valor+this.dado3.valor;</text:span></text:p>
      <text:p text:style-name="P3"><text:s text:c="2"/><text:span text:style-name="T2">}</text:span></text:p>
      <text:p text:style-name="P4">}</text:p>
      <text:p text:style-name="P5"/>
      <text:p text:style-name="P13">export {lados} from './dado.js'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courier" svg:font-family="courier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20:47:24.744001145</meta:creation-date>
    <dc:date>2018-06-15T20:48:09.075740918</dc:date>
    <meta:editing-duration>PT44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7" meta:paragraph-count="222" meta:word-count="1019" meta:character-count="7430" meta:non-whitespace-character-count="6363"/>
  </office:meta>
</office:document-meta>
</file>